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age wizard module</text:p>
      <text:p text:style-name="P2"/>
      <text:p text:style-name="P2">This small module is a tool for editors which can be used to create new pages with portlets in a faster manner. </text:p>
      <text:p text:style-name="P2"/>
      <text:p text:style-name="P1">Installing the module</text:p>
      <text:p text:style-name="P2"/>
      <text:list text:style-name="L1">
        <text:list-item>
          <text:p text:style-name="P3">make sure the mmbase.module is included in the project.xml of the project which is using the cmsc</text:p>
        </text:list-item>
        <text:list-item>
          <text:p text:style-name="P4"><text:span text:style-name="T1">add to the </text:span><text:span text:style-name="T1">struts config in </text:span><text:span text:style-name="T2">/WEB-INF/struts-pagewizard.xml</text:span><text:span text:style-name="T1"> to the web.xml </text:span></text:p>
        </text:list-item>
      </text:list>
      <text:p text:style-name="P2"/>
      <text:p text:style-name="P1">Using the module</text:p>
      <text:p text:style-name="P2"/>
      <text:p text:style-name="P2">To start the wizard click on the wand in the context menu of a page in the site management</text:p>
      <text:p text:style-name="P2"/>
      <text:p text:style-name="P1">Creating new wizards</text:p>
      <text:p text:style-name="P2"/>
      <text:p text:style-name="P2">The definitions for the wizards are stored in the mmbase cloud. To create a new wizard follow these steps (using the my_editors):</text:p>
      <text:list text:style-name="L2">
        <text:list-item>
          <text:p text:style-name="P5">create a new pagewizarddefinition object</text:p>
        </text:list-item>
        <text:list-item>
          <text:p text:style-name="P5">link this definition to the layout you want to use. Single portlets which are the only ones on a position are added automatically to the newly created pages.</text:p>
        </text:list-item>
        <text:list-item>
          <text:p text:style-name="P5">add a new pagewizardportlet for each multiple portlet you want to be included in the wizard.</text:p>
        </text:list-item>
        <text:list-item>
          <text:p text:style-name="P5">link a view to this pagewizardportlet. If the view has a single content type connected to it, the wizard will use this content type.</text:p>
        </text:list-item>
        <text:list-item>
          <text:p text:style-name="P5">link and a portlet defnition to the pagewizardportlet</text:p>
        </text:list-item>
        <text:list-item>
          <text:p text:style-name="P5">create a pagewizardchoice for each required user input. The only types allowed at the moment are “content” or “contentchannel”</text:p>
        </text:list-item>
        <text:list-item>
          <text:p text:style-name="P5">create a pagewizardparameter for each preset parameter.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9-05T15:30:15</meta:creation-date>
    <dc:date>2006-09-05T15:56:56</dc:date>
    <dc:language>en-US</dc:language>
    <meta:editing-cycles>2</meta:editing-cycles>
    <meta:editing-duration>PT11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214" meta:character-count="1236"/>
  </office:meta>
</office:document-meta>
</file>